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8pt" officeooo:rsid="000c906e" officeooo:paragraph-rsid="000c906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8pt" officeooo:rsid="000e7af3" officeooo:paragraph-rsid="000e7af3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2pt" style:text-underline-style="solid" style:text-underline-width="auto" style:text-underline-color="font-color" officeooo:rsid="000c906e" officeooo:paragraph-rsid="000c906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0c906e" officeooo:paragraph-rsid="000c906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0fadff" officeooo:paragraph-rsid="000fadf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dfa90" officeooo:paragraph-rsid="000dfa90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ourier 10 Pitch" fo:font-size="12pt" style:text-underline-style="none" fo:font-weight="normal" officeooo:rsid="000dfa90" officeooo:paragraph-rsid="000dfa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7af3" officeooo:paragraph-rsid="000e7af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3866a" officeooo:paragraph-rsid="001386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45db0" officeooo:paragraph-rsid="00145db0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ourier 10 Pitch" fo:font-size="12pt" style:text-underline-style="none" fo:font-weight="normal" officeooo:rsid="00145db0" officeooo:paragraph-rsid="00145d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65d13" officeooo:paragraph-rsid="00165d1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65d13" officeooo:paragraph-rsid="001cea3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cea3c" officeooo:paragraph-rsid="001cea3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bold" officeooo:rsid="000c906e" officeooo:paragraph-rsid="000c906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bold" officeooo:rsid="000e7af3" officeooo:paragraph-rsid="000e7af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bold" officeooo:rsid="000fadff" officeooo:paragraph-rsid="000fad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bold" officeooo:rsid="00165d13" officeooo:paragraph-rsid="00165d1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bold" officeooo:rsid="00165d13" officeooo:paragraph-rsid="001cea3c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adff" style:font-weight-asian="bold" style:font-weight-complex="bold"/>
    </style:style>
    <style:style style:name="T4" style:family="text">
      <style:text-properties fo:font-weight="bold" officeooo:rsid="001db0fe" style:font-weight-asian="bold" style:font-weight-complex="bold"/>
    </style:style>
    <style:style style:name="T5" style:family="text">
      <style:text-properties officeooo:rsid="000e5520"/>
    </style:style>
    <style:style style:name="T6" style:family="text">
      <style:text-properties officeooo:rsid="000fadff"/>
    </style:style>
    <style:style style:name="T7" style:family="text">
      <style:text-properties officeooo:rsid="00180e33"/>
    </style:style>
    <style:style style:name="T8" style:family="text">
      <style:text-properties officeooo:rsid="001db0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gital Watermarking - Final Project</text:span></text:p>
      <text:p text:style-name="P2"><text:span text:style-name="T1">Code Documentation</text:span></text:p>
      <text:p text:style-name="P3"/>
      <text:p text:style-name="P4"/>
      <text:p text:style-name="P15">Directories</text:p>
      <text:p text:style-name="P4"/>
      <text:p text:style-name="P6">We organize our code in different directories to ease access.</text:p>
      <text:p text:style-name="P6"/>
      <text:list xml:id="list5757392482204742536" text:style-name="L2">
        <text:list-item>
          <text:p text:style-name="P7">copy_attack</text:p>
        </text:list-item>
        <text:list-item>
          <text:p text:style-name="P7">doc</text:p>
        </text:list-item>
        <text:list-item>
          <text:p text:style-name="P7">images</text:p>
        </text:list-item>
        <text:list-item>
          <text:p text:style-name="P7">sandbox</text:p>
        </text:list-item>
        <text:list-item>
          <text:p text:style-name="P7">secure_against_copy_attack</text:p>
        </text:list-item>
        <text:list-item>
          <text:p text:style-name="P7">starting_files</text:p>
        </text:list-item>
        <text:list-item>
          <text:p text:style-name="P7">testing_robustness</text:p>
        </text:list-item>
      </text:list>
      <text:p text:style-name="P6"/>
      <text:p text:style-name="P6"><text:span text:style-name="T5">Directories</text:span> which are particular of interest would be <text:span text:style-name="T2">copy_attack</text:span>, <text:span text:style-name="T2">secure_against_copy_attack</text:span> and <text:span text:style-name="T2">testing_robustness</text:span>. <text:span text:style-name="T5">The other directories are for documentation, test and initial files.</text:span></text:p>
      <text:p text:style-name="P6"/>
      <text:p text:style-name="P18">Running a script</text:p>
      <text:p text:style-name="P18"/>
      <text:p text:style-name="P12">There are two ways to run the script. In terminal;</text:p>
      <text:p text:style-name="P12"/>
      <text:p text:style-name="P12">octave &lt;script-name&gt;</text:p>
      <text:p text:style-name="P12"/>
      <text:p text:style-name="P12">Or inside Octave interactive shell;</text:p>
      <text:p text:style-name="P12"/>
      <text:p text:style-name="P12">run &lt;script-name&gt;</text:p>
      <text:p text:style-name="P12"/>
      <text:p text:style-name="P12">If the system is complaining that a package is missing, install the package by using the following commands inside the Octave interactive shell:</text:p>
      <text:p text:style-name="P12"/>
      <text:p text:style-name="P12">pkg install image-2.4.1.tar.gz</text:p>
      <text:p text:style-name="P12">pkg load all</text:p>
      <text:p text:style-name="P6"/>
      <text:p text:style-name="P16">copy_attack</text:p>
      <text:p text:style-name="P8"/>
      <text:p text:style-name="P8">We put the <text:span text:style-name="T6">implementation of a copy_attack in this folder. The images are also located inside this folder. The script involved is </text:span><text:span text:style-name="T3">copy_attack.m</text:span><text:span text:style-name="T6">. Recovered string, is shown in standard out.</text:span></text:p>
      <text:p text:style-name="P6"/>
      <text:p text:style-name="P17">testing_robustness</text:p>
      <text:p text:style-name="P5"/>
      <text:p text:style-name="P9">In order to test whether, the watermarking system is robust against normal transformations, we have prepared several different scripts:</text:p>
      <text:p text:style-name="P9"><text:soft-page-break/></text:p>
      <text:list xml:id="list8435846870155905646" text:style-name="L3">
        <text:list-item>
          <text:p text:style-name="P11">text2png_averaging_filter.m</text:p>
        </text:list-item>
        <text:list-item>
          <text:p text:style-name="P11">text2png_cropping.m</text:p>
        </text:list-item>
        <text:list-item>
          <text:p text:style-name="P11">text2png_jpg_compression.m</text:p>
        </text:list-item>
        <text:list-item>
          <text:p text:style-name="P11">text2png_noise.m</text:p>
        </text:list-item>
      </text:list>
      <text:p text:style-name="P10"/>
      <text:p text:style-name="P13">Each scri<text:span text:style-name="T7">pt should be run separately and each script will create new output images.</text:span></text:p>
      <text:p text:style-name="P13"/>
      <text:p text:style-name="P19"><text:span text:style-name="T7">secure_against_copy_attack</text:span></text:p>
      <text:p text:style-name="P19"/>
      <text:p text:style-name="P14">This is <text:span text:style-name="T8">the implementation of our secure watermarking. A lot of the functions are separated in different files. To run the embedding in its entirety, run the script </text:span><text:span text:style-name="T4">secure_against_copy_attack.m</text:span><text:span text:style-name="T8">. The results would be shown in the <text:s/>standard 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6:18:46.806660806</meta:creation-date>
    <dc:date>2016-03-08T07:00:50.213038872</dc:date>
    <meta:editing-duration>PT30M19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217" meta:character-count="1524" meta:non-whitespace-character-count="1348"/>
  </office:meta>
</office:document-meta>
</file>